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Tahoma, 'Trebuchet MS', sans-serif"/>
    <style:font-face style:name="sans-serif" svg:font-family="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paragraph-rsid="000d4d83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language="ru" fo:country="RU" officeooo:rsid="000d4d83" officeooo:paragraph-rsid="000d4d83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language="ru" fo:country="RU" officeooo:rsid="000d4d83" officeooo:paragraph-rsid="000f56bd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language="ru" fo:country="RU" fo:font-weight="bold" officeooo:rsid="000d4d83" officeooo:paragraph-rsid="000d4d83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Calibri1" fo:font-size="12pt" fo:language="ru" fo:country="RU" officeooo:rsid="000d4d83" officeooo:paragraph-rsid="000d4d83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Calibri1" fo:font-size="12pt" fo:language="ru" fo:country="RU" officeooo:rsid="000d4d83" officeooo:paragraph-rsid="000f56bd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Calibri1" fo:font-size="12pt" officeooo:paragraph-rsid="000d4d83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Calibri1" fo:font-size="12pt" officeooo:paragraph-rsid="000f56bd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Calibri1" fo:font-size="12pt" fo:font-weight="bold" officeooo:paragraph-rsid="000d4d83" style:font-size-asian="12pt" style:font-weight-asian="bold" style:font-size-complex="12pt" style:font-weight-complex="bold"/>
    </style:style>
    <style:style style:name="P10" style:family="paragraph" style:parent-style-name="Standard" style:master-pag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/>
      <style:text-properties fo:font-size="12pt" officeooo:paragraph-rsid="000d4d83" style:font-size-asian="12pt" style:font-size-complex="12pt"/>
    </style:style>
    <style:style style:name="P11" style:family="paragraph" style:parent-style-name="Основной_20_текст_20_с_20_отступом_20_3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paragraph-rsid="000d4d83" style:font-size-asian="12pt" style:font-size-complex="12pt"/>
    </style:style>
    <style:style style:name="P12" style:family="paragraph" style:parent-style-name="Основной_20_текст_20_с_20_отступом_20_3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normal" officeooo:paragraph-rsid="000d4d83" style:font-size-asian="12pt" style:font-weight-asian="normal" style:font-size-complex="12pt" style:font-weight-complex="normal"/>
    </style:style>
    <style:style style:name="P13" style:family="paragraph" style:parent-style-name="Основной_20_текст_20_с_20_отступом_20_3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normal" officeooo:paragraph-rsid="000ff143" style:font-size-asian="12pt" style:font-weight-asian="normal" style:font-size-complex="12pt" style:font-weight-complex="normal"/>
    </style:style>
    <style:style style:name="P14" style:family="paragraph" style:parent-style-name="Основной_20_текст_20_с_20_отступом_20_3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paragraph-rsid="000d4d83" style:font-size-asian="12pt" style:font-weight-asian="bold" style:font-size-complex="12pt" style:font-weight-complex="bold"/>
    </style:style>
    <style:style style:name="P15" style:family="paragraph" style:parent-style-name="Основной_20_текст_20_с_20_отступом_20_3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paragraph-rsid="000ff143" style:font-size-asian="12pt" style:font-weight-asian="bold" style:font-size-complex="12pt" style:font-weight-complex="bold"/>
    </style:style>
    <style:style style:name="P16" style:family="paragraph" style:parent-style-name="Основной_20_текст_20_с_20_отступом_20_3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0f56bd"/>
    </style:style>
    <style:style style:name="P17" style:family="paragraph" style:parent-style-name="Основной_20_текст_20_с_20_отступом_20_3" style:list-style-name="L1">
      <style:paragraph-properties fo:margin-top="0cm" fo:margin-bottom="0cm" loext:contextual-spacing="false" fo:text-align="justify" style:justify-single-word="false"/>
      <style:text-properties fo:font-size="12pt" fo:font-weight="normal" officeooo:rsid="0010bb9c" officeooo:paragraph-rsid="0010bb9c" style:font-size-asian="12pt" style:font-weight-asian="normal" style:font-size-complex="12pt" style:font-weight-complex="normal"/>
    </style:style>
    <style:style style:name="T1" style:family="text">
      <style:text-properties fo:font-size="12pt" officeooo:rsid="000f56bd" style:font-size-asian="12pt" style:font-size-complex="12pt"/>
    </style:style>
    <style:style style:name="T2" style:family="text">
      <style:text-properties fo:font-size="12pt" fo:font-weight="normal" officeooo:rsid="000f56bd" style:font-size-asian="12pt" style:font-weight-asian="normal" style:font-size-complex="12pt" style:font-weight-complex="normal"/>
    </style:style>
    <style:style style:name="T3" style:family="text">
      <style:text-properties officeooo:rsid="000d4d83"/>
    </style:style>
    <style:style style:name="T4" style:family="text">
      <style:text-properties fo:language="en" fo:country="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222222" fo:letter-spacing="normal" fo:font-style="normal" fo:font-weight="normal"/>
    </style:style>
    <style:style style:name="T7" style:family="text">
      <style:text-properties fo:font-variant="normal" fo:text-transform="none" fo:color="#222222" fo:letter-spacing="normal" fo:font-style="normal" fo:font-weight="normal" officeooo:rsid="000f56bd"/>
    </style:style>
    <style:style style:name="T8" style:family="text">
      <style:text-properties fo:font-variant="normal" fo:text-transform="none" fo:color="#222222" fo:letter-spacing="normal" fo:language="ru" fo:country="RU" fo:font-style="normal" fo:font-weight="normal" officeooo:rsid="000d4d83"/>
    </style:style>
    <style:style style:name="T9" style:family="text">
      <style:text-properties fo:font-variant="normal" fo:text-transform="none" fo:color="#222222" fo:letter-spacing="normal" fo:language="ru" fo:country="RU" fo:font-style="normal" fo:font-weight="normal" officeooo:rsid="000f56bd"/>
    </style:style>
    <style:style style:name="T10" style:family="text">
      <style:text-properties fo:font-variant="normal" fo:text-transform="none" fo:color="#222222" style:font-name="Calibri1" fo:letter-spacing="normal" fo:language="ru" fo:country="RU" fo:font-style="normal"/>
    </style:style>
    <style:style style:name="T11" style:family="text">
      <style:text-properties fo:font-variant="normal" fo:text-transform="none" fo:color="#222222" style:font-name="Calibri1" fo:letter-spacing="normal" fo:language="ru" fo:country="RU" fo:font-style="normal" officeooo:rsid="000f56bd"/>
    </style:style>
    <style:style style:name="T12" style:family="text">
      <style:text-properties fo:font-variant="normal" fo:text-transform="none" fo:color="#222222" style:font-name="Calibri1" fo:letter-spacing="normal" fo:language="ru" fo:country="RU" fo:font-style="normal" officeooo:rsid="000d4d83"/>
    </style:style>
    <style:style style:name="T13" style:family="text">
      <style:text-properties fo:font-variant="normal" fo:text-transform="none" fo:color="#222222" style:font-name="Calibri1" fo:letter-spacing="normal" fo:font-style="normal" fo:font-weight="normal"/>
    </style:style>
    <style:style style:name="T14" style:family="text">
      <style:text-properties fo:font-variant="normal" fo:text-transform="none" fo:color="#222222" style:font-name="Calibri1" fo:font-size="12pt" fo:letter-spacing="normal" fo:language="ru" fo:country="RU" fo:font-style="normal" fo:font-weight="normal" officeooo:rsid="000d4d83" style:font-size-asian="12pt" style:font-size-complex="12pt"/>
    </style:style>
    <style:style style:name="T15" style:family="text">
      <style:text-properties fo:font-variant="normal" fo:text-transform="none" fo:color="#222222" style:font-name="Calibri1" fo:font-size="12pt" fo:letter-spacing="normal" fo:language="ru" fo:country="RU" fo:font-style="normal" fo:font-weight="normal" officeooo:rsid="000f56bd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222222" style:font-name="Calibri1" fo:font-size="12pt" fo:letter-spacing="normal" fo:language="ru" fo:country="RU" fo:font-style="normal" fo:font-weight="normal" officeooo:rsid="000d4d83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b0080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0d4d83"/>
    </style:style>
    <style:style style:name="T22" style:family="text">
      <style:text-properties officeooo:rsid="000f2a3c"/>
    </style:style>
    <style:style style:name="T23" style:family="text">
      <style:text-properties officeooo:rsid="000f56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3"><text:span text:style-name="T5">Тема проекта:</text:span> Создание игры <text:span text:style-name="T23">«</text:span><text:span text:style-name="T13">Sokoban</text:span><text:span text:style-name="T23">»</text:span></text:p>
      <text:p text:style-name="P2"/>
      <text:p text:style-name="P2"><text:span text:style-name="T5">Автор работы:</text:span> Ештукова<text:span text:style-name="T4"> </text:span>Софья</text:p>
      <text:p text:style-name="P2"/>
      <text:p text:style-name="P4">Описание игры:</text:p>
      <text:p text:style-name="P2"/>
      <text:p text:style-name="P6"><text:span text:style-name="T7">«</text:span><text:span text:style-name="T6">Sokoban</text:span><text:span text:style-name="T7">»</text:span><text:span text:style-name="T6"> — логическая игра-головоломка, в которой игрок передвигает ящики по</text:span><text:span text:style-name="T17"> </text:span><text:span text:style-name="T18">лабиринту</text:span><text:span text:style-name="T6">, показанному в виде плана, с целью поставить все ящики на заданные конечные позиции. Только один ящик может быть передвинут за раз, причём герой игры <text:s/>может только толкать ящики, но не тянуть их.</text:span> </text:p>
      <text:p text:style-name="P5"/>
      <text:p text:style-name="P9"><text:span text:style-name="T3">А</text:span>ктуальность выбранной темы:</text:p>
      <text:p text:style-name="P7"/>
      <text:p text:style-name="P8"><text:span text:style-name="T9">«</text:span><text:span text:style-name="T8">Sokoban</text:span><text:span text:style-name="T9">»</text:span><text:span text:style-name="T8"> — </text:span><text:span text:style-name="T20">это логическ</text:span><text:span text:style-name="T21">ая</text:span><text:span text:style-name="T20"> головоломк</text:span><text:span text:style-name="T21">а, </text:span><text:span text:style-name="T20">направленн</text:span><text:span text:style-name="T21">ая</text:span><text:span text:style-name="T20"> на развитие логики, логического мышления и пространственного восприятия.</text:span></text:p>
      <text:p text:style-name="P1"><text:span text:style-name="T19"/></text:p>
      <text:p text:style-name="P14"><text:span text:style-name="T3">Пр</text:span>актичес<text:span text:style-name="T22">кая</text:span> значимость <text:span text:style-name="T22">проекта</text:span>:</text:p>
      <text:p text:style-name="P11"/>
      <text:p text:style-name="P16"><text:span text:style-name="T1">Так как «</text:span><text:span text:style-name="T14">Sokoban</text:span><text:span text:style-name="T1">» это логическая головоломка, то как и все остальные игры данной категории она положительно действует на развитие головного мозга, в том числе и замедляя его старение</text:span></text:p>
      <text:p text:style-name="P11"/>
      <text:p text:style-name="P11"/>
      <text:p text:style-name="P14"><text:span text:style-name="T3">П</text:span>олученные результаты:</text:p>
      <text:p text:style-name="P12"/>
      <text:p text:style-name="P16"><text:span text:style-name="T2">В итоге работы мою была создана работающая игра </text:span><text:span text:style-name="T15">«</text:span><text:span text:style-name="T16">Sokoban</text:span><text:span text:style-name="T15">», которая выполняет все функции и задачи, которые я собиралась реализовать.</text:span></text:p>
      <text:p text:style-name="P16"><text:span text:style-name="T15"/></text:p>
      <text:p text:style-name="P16"><text:span text:style-name="T15"/></text:p>
      <text:p text:style-name="P15"><text:span text:style-name="T11">Возможности развития и доработки:</text:span></text:p>
      <text:p text:style-name="P13"><text:span text:style-name="T11"/></text:p>
      <text:list xml:id="list1785240918" text:style-name="L1">
        <text:list-item>
          <text:p text:style-name="P17"><text:span text:style-name="T11">д</text:span><text:span text:style-name="T10">обавить выбор сложности уровней и увеличить количество имеющихся уровней</text:span></text:p>
          <text:p text:style-name="P17"><text:span text:style-name="T10"/></text:p>
        </text:list-item>
        <text:list-item>
          <text:p text:style-name="P17"><text:span text:style-name="T10">добавить звуковое сопровождение при перемещение блоков и/или героя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Tahoma, 'Trebuchet MS', sans-serif"/>
    <style:font-face style:name="sans-serif" svg:font-family="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e</meta:initial-creator>
    <meta:editing-cycles>2</meta:editing-cycles>
    <meta:creation-date>2019-11-09T07:38:00</meta:creation-date>
    <dc:date>2020-01-21T18:01:59.994000000</dc:date>
    <meta:editing-duration>PT16M31S</meta:editing-duration>
    <meta:generator>Neat_Office/6.2.8.2$Windows_x86 LibreOffice_project/</meta:generator>
    <meta:document-statistic meta:table-count="0" meta:image-count="0" meta:object-count="0" meta:page-count="1" meta:paragraph-count="14" meta:word-count="145" meta:character-count="1059" meta:non-whitespace-character-count="926"/>
    <meta:user-defined meta:name="AppVersion">12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